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Heading_20_1">
      <style:text-properties fo:font-size="20pt" style:font-size-asian="20pt" style:font-size-complex="2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5" style:family="paragraph" style:parent-style-name="Standard">
      <style:text-properties style:font-name="Times New Roman" fo:font-size="14pt" fo:font-style="italic" fo:font-weight="normal" style:font-name-asian="Courier New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P6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style:font-name="Times New Roman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normal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8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xtrema mit Nebenbedingungen</text:h>
      <text:p text:style-name="P1"><text:span text:style-name="T6">geg.: </text:span><text:s/><text:span text:style-name="T1"><draw:frame draw:style-name="fr1" draw:name="Objekt1" text:anchor-type="as-char" svg:y="-0.503cm" svg:width="3.895cm" svg:height="0.707cm" draw:z-index="4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7">und k Nebenbedingungen:</text:span><text:span text:style-name="T1"> <text:s/></text:span><text:span text:style-name="T1"><draw:frame draw:style-name="fr1" draw:name="Objekt2" text:anchor-type="as-char" svg:y="-0.503cm" svg:width="7.183cm" svg:height="0.707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/>
      <text:p text:style-name="P6"><text:span text:style-name="T4">Dann ist die </text:span><text:span text:style-name="T5">Lagrangefunktion</text:span> <text:span text:style-name="T4"><text:s/>L: </text:span></text:p>
      <text:p text:style-name="P1"><draw:frame draw:style-name="fr1" draw:name="Objekt25" text:anchor-type="as-char" svg:y="-0.949cm" svg:width="13.428cm" svg:height="1.519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/>
      <text:p text:style-name="P1"><text:span text:style-name="T6">notwendiges Kriterium</text:span> → <draw:frame draw:style-name="fr1" draw:name="Objekt4" text:anchor-type="as-char" svg:y="-0.949cm" svg:width="3.039cm" svg:height="1.536cm" draw:z-index="1"><draw:object xlink:href="./Object 6" xlink:type="simple" xlink:show="embed" xlink:actuate="onLoad"/><draw:image xlink:href="./ObjectReplacements/Object 6" xlink:type="simple" xlink:show="embed" xlink:actuate="onLoad"/><svg:desc>Formel</svg:desc></draw:frame><text:span text:style-name="T6">und</text:span> <draw:frame draw:style-name="fr1" draw:name="Objekt5" text:anchor-type="as-char" svg:y="-0.949cm" svg:width="3.12cm" svg:height="1.519cm" draw:z-index="2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1"/>
      <text:p text:style-name="P6"><text:span text:style-name="T2">Hinreichendes Kriterium → <text:s/>führende Hauptminoren der </text:span><text:span text:style-name="T8">Lagrangefunktion</text:span></text:p>
      <text:p text:style-name="P5">Anmerkung: Es ist egal, ob Nebenbedingungen zur Bildung der Lagrangefunktion <text:s/>addiert oder subtrahier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6:41:10.42</meta:creation-date>
    <dc:date>2016-06-15T20:42:19.33</dc:date>
    <meta:editing-duration>PT25M3S</meta:editing-duration>
    <meta:editing-cycles>8</meta:editing-cycles>
    <meta:generator>OpenOffice.org/3.4.1$Win32 OpenOffice.org_project/341m1$Build-9593</meta:generator>
    <meta:document-statistic meta:table-count="0" meta:image-count="0" meta:object-count="5" meta:page-count="1" meta:paragraph-count="8" meta:word-count="37" meta:character-count="306"/>
  </office:meta>
</office:document-meta>
</file>

<file path=Object 1/content.xml><?xml version="1.0" encoding="utf-8"?>
<math xmlns="http://www.w3.org/1998/Math/MathML">
  <semantics>
    <mrow>
      <mi>L</mi>
      <mrow>
        <mrow>
          <mo stretchy="false">(</mo>
          <mrow>
            <msub>
              <mi>x</mi>
              <mrow>
                <mn>1</mn>
              </mrow>
            </msub>
            <mi>,</mi>
            <mn>...</mn>
            <mi>,</mi>
            <msub>
              <mi>x</mi>
              <mrow>
                <mi>n</mi>
              </mrow>
            </msub>
            <mi>,</mi>
            <msub>
              <mo stretchy="false">ƛ</mo>
              <mrow>
                <mn>1</mn>
              </mrow>
            </msub>
            <mi>,</mi>
            <mn>...</mn>
            <mi>,</mi>
            <msub>
              <mo stretchy="false">ƛ</mo>
              <mrow>
                <mi>k</mi>
              </mrow>
            </msub>
          </mrow>
          <mo stretchy="false">)</mo>
        </mrow>
        <mo stretchy="false">=</mo>
        <mi>f</mi>
      </mrow>
      <mrow>
        <mrow>
          <mo stretchy="false">(</mo>
          <mrow>
            <msub>
              <mi>x</mi>
              <mrow>
                <mn>1</mn>
              </mrow>
            </msub>
            <mi>,</mi>
            <mn>...</mn>
            <mi>,</mi>
            <msub>
              <mi>x</mi>
              <mrow>
                <mi>n</mi>
              </mrow>
            </msub>
          </mrow>
          <mo stretchy="false">)</mo>
        </mrow>
        <mo stretchy="false">+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i>k</mi>
            </mrow>
          </munderover>
          <msub>
            <mo stretchy="false">ƛ</mo>
            <mrow>
              <mi>j</mi>
            </mrow>
          </msub>
        </mrow>
      </mrow>
      <msub>
        <mi>g</mi>
        <mrow>
          <mi>j</mi>
        </mrow>
      </msub>
      <mrow>
        <mo stretchy="false">(</mo>
        <mrow>
          <msub>
            <mi>x</mi>
            <mrow>
              <mn>1</mn>
            </mrow>
          </msub>
          <mi>,</mi>
          <mn>...</mn>
          <mi>,</mi>
          <msub>
            <mi>x</mi>
            <mrow>
              <mi>n</mi>
            </mrow>
          </msub>
        </mrow>
        <mo stretchy="false">)</mo>
      </mrow>
    </mrow>
    <annotation encoding="StarMath 5.0">L(x_{1},..., x_{n},  lambdabar_{1},...,lambdabar_{k
} ) = f(x_{1},...,x_{n}) + sum from{j=1} to{k} lambdabar_{j}  g_{j}(x_{1},...,x_{n})
  </annotation>
  </semantics>
</math>
</file>

<file path=Object 2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sub>
            <mi>x</mi>
            <mrow>
              <mn>1</mn>
            </mrow>
          </msub>
          <mi>,</mi>
          <mn>...</mn>
          <mi>,</mi>
          <msub>
            <mi>x</mi>
            <mrow>
              <mi>n</mi>
            </mrow>
          </msub>
        </mrow>
        <mo stretchy="false">)</mo>
      </mrow>
    </mrow>
    <annotation encoding="StarMath 5.0">y  = f(x_{1},...,x_{n}) </annotation>
  </semantics>
</math>
</file>

<file path=Object 3/content.xml><?xml version="1.0" encoding="utf-8"?>
<math xmlns="http://www.w3.org/1998/Math/MathML">
  <semantics>
    <mrow>
      <msub>
        <mi>g</mi>
        <mrow>
          <mn>1</mn>
        </mrow>
      </msub>
      <mrow>
        <mo stretchy="false">(</mo>
        <mrow>
          <msub>
            <mi>x</mi>
            <mrow>
              <mn>1</mn>
            </mrow>
          </msub>
          <mi>,</mi>
          <mn>...</mn>
          <mi>,</mi>
          <msub>
            <mi>x</mi>
            <mrow>
              <mi>n</mi>
            </mrow>
          </msub>
        </mrow>
        <mo stretchy="false">)</mo>
      </mrow>
      <mi>,</mi>
      <mn>...</mn>
      <mi>,</mi>
      <msub>
        <mi>g</mi>
        <mrow>
          <mi>k</mi>
        </mrow>
      </msub>
      <mrow>
        <mo stretchy="false">(</mo>
        <mrow>
          <msub>
            <mi>x</mi>
            <mrow>
              <mn>1</mn>
            </mrow>
          </msub>
          <mi>,</mi>
          <mn>...</mn>
          <mi>,</mi>
          <msub>
            <mi>x</mi>
            <mrow>
              <mi>n</mi>
            </mrow>
          </msub>
        </mrow>
        <mo stretchy="false">)</mo>
      </mrow>
    </mrow>
    <annotation encoding="StarMath 5.0">

g_{1}(x_{1},...,x_{n}), ..., g_{k}(x_{1},...,x_{n})
  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row>
          <mo stretchy="false">(</mo>
          <mrow>
            <mrow>
              <mfrac>
                <mrow>
                  <mo stretchy="false">∂</mo>
                  <mi>L</mi>
                </mrow>
                <mrow>
                  <mo stretchy="false">∂</mo>
                  <msub>
                    <mi>x</mi>
                    <mrow>
                      <mi>i</mi>
                    </mrow>
                  </msub>
                </mrow>
              </mfrac>
              <mo stretchy="false">=</mo>
              <mn>0</mn>
            </mrow>
          </mrow>
          <mo stretchy="false">)</mo>
        </mrow>
      </mrow>
    </mrow>
    <annotation encoding="StarMath 5.0">sum from{i=1} to{n}  ({partial L } over {partial x_{i} } = 0 )
</annotation>
  </semantics>
</math>
</file>

<file path=Object 7/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1</mn>
            </mrow>
          </mrow>
          <mrow>
            <mi>k</mi>
          </mrow>
        </munderover>
        <mrow>
          <mo stretchy="false">(</mo>
          <mrow>
            <mrow>
              <mfrac>
                <mrow>
                  <mo stretchy="false">∂</mo>
                  <mi>L</mi>
                </mrow>
                <mrow>
                  <mo stretchy="false">∂</mo>
                  <msub>
                    <mo stretchy="false">ƛ</mo>
                    <mrow>
                      <mi>j</mi>
                    </mrow>
                  </msub>
                </mrow>
              </mfrac>
              <mo stretchy="false">=</mo>
              <mn>0</mn>
            </mrow>
          </mrow>
          <mo stretchy="false">)</mo>
        </mrow>
      </mrow>
    </mrow>
    <annotation encoding="StarMath 5.0">sum from{j=1} to{k}  ({partial L } over {partial lambdabar_{j} } = 0 )
</annotation>
  </semantics>
</math>
</file>